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31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extensive experience and strong educational background in the Oracle platform <text:span text:style-name="T1">combined with SQL Server experience which I have recently refreshed,</text:span> make<text:span text:style-name="T1">s</text:span> me the ideal candidate to fill your DBA pos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46:03.824638689</meta:creation-date>
    <dc:date>2017-03-14T08:48:28.127196941</dc:date>
    <meta:editing-duration>PT2M24S</meta:editing-duration>
    <meta:editing-cycles>1</meta:editing-cycles>
    <meta:document-statistic meta:table-count="0" meta:image-count="0" meta:object-count="0" meta:page-count="1" meta:paragraph-count="1" meta:word-count="31" meta:character-count="205" meta:non-whitespace-character-count="175"/>
    <meta:generator>LibreOffice/5.2.4.2.1$Linux_X86_64 LibreOffice_project/20m0$Build-2</meta:generator>
  </office:meta>
</office:document-meta>
</file>